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53b3" officeooo:paragraph-rsid="001353b3"/>
    </style:style>
    <style:style style:name="P2" style:family="paragraph" style:parent-style-name="Standard">
      <style:text-properties fo:color="#ff0000" officeooo:rsid="001353b3" officeooo:paragraph-rsid="001353b3"/>
    </style:style>
    <style:style style:name="P3" style:family="paragraph" style:parent-style-name="Standard">
      <style:text-properties fo:color="#ff0000" fo:font-weight="bold" officeooo:rsid="001353b3" officeooo:paragraph-rsid="001353b3" style:font-weight-asian="bold" style:font-weight-complex="bold"/>
    </style:style>
    <style:style style:name="P4" style:family="paragraph" style:parent-style-name="Standard">
      <style:text-properties fo:font-weight="bold" officeooo:rsid="001353b3" officeooo:paragraph-rsid="001353b3" style:font-weight-asian="bold" style:font-weight-complex="bold"/>
    </style:style>
    <style:style style:name="P5" style:family="paragraph" style:parent-style-name="Standard">
      <style:text-properties fo:color="#00cc33" officeooo:rsid="001353b3" officeooo:paragraph-rsid="001353b3"/>
    </style:style>
    <style:style style:name="P6" style:family="paragraph" style:parent-style-name="Standard">
      <style:text-properties fo:color="#00cc33" fo:font-weight="bold" officeooo:rsid="001353b3" officeooo:paragraph-rsid="001353b3" style:font-weight-asian="bold" style:font-weight-complex="bold"/>
    </style:style>
    <style:style style:name="P7" style:family="paragraph" style:parent-style-name="Standard">
      <style:text-properties fo:color="#00cc33" officeooo:rsid="0014f7bf" officeooo:paragraph-rsid="001353b3"/>
    </style:style>
    <style:style style:name="P8" style:family="paragraph" style:parent-style-name="Standard">
      <style:text-properties fo:color="#00cc33" officeooo:rsid="0014f7bf" officeooo:paragraph-rsid="0014f7bf"/>
    </style:style>
    <style:style style:name="P9" style:family="paragraph" style:parent-style-name="Standard">
      <style:text-properties fo:color="#00cc33" style:text-underline-style="solid" style:text-underline-type="double" style:text-underline-width="auto" style:text-underline-color="font-color" officeooo:rsid="0014f7bf" officeooo:paragraph-rsid="0014f7bf"/>
    </style:style>
    <style:style style:name="P10" style:family="paragraph" style:parent-style-name="Standard">
      <style:text-properties fo:color="#00cc33" style:text-underline-style="none" officeooo:rsid="0015e2d2" officeooo:paragraph-rsid="0015e2d2"/>
    </style:style>
    <style:style style:name="P11" style:family="paragraph" style:parent-style-name="Standard">
      <style:text-properties fo:color="#00cc33" style:text-underline-style="none" officeooo:rsid="0017522b" officeooo:paragraph-rsid="0017522b"/>
    </style:style>
    <style:style style:name="T1" style:family="text">
      <style:text-properties officeooo:rsid="001752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4">ERROR : </text:p>
      <text:p text:style-name="P1"/>
      <text:p text:style-name="P2">download failed</text:p>
      <text:p text:style-name="P2">Oracle JDK 7 is NOT installed.</text:p>
      <text:p text:style-name="P2">dpkg: error processing package oracle-java7-installer (--configure):</text:p>
      <text:p text:style-name="P2"><text:s/>subprocess installed post-installation script returned error exit status 1</text:p>
      <text:p text:style-name="P2">Errors were encountered while processing:</text:p>
      <text:p text:style-name="P2"><text:s/>oracle-java7-installerE: Sub-process /usr/bin/dpkg returned an error code (1)non-zero return code</text:p>
      <text:p text:style-name="P2"/>
      <text:p text:style-name="P3"/>
      <text:p text:style-name="P6">Solution:</text:p>
      <text:p text:style-name="P5"/>
      <text:p text:style-name="P5">sudo dpkg -P oracle-java7-installer</text:p>
      <text:p text:style-name="P5">sudo apt-get -f install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7:22:36.475846194</meta:creation-date>
    <meta:generator>LibreOffice/5.1.6.2$Linux_X86_64 LibreOffice_project/10m0$Build-2</meta:generator>
    <dc:date>2018-02-05T18:29:00.818419895</dc:date>
    <meta:editing-duration>PT1H4M25S</meta:editing-duration>
    <meta:editing-cycles>4</meta:editing-cycles>
    <meta:document-statistic meta:table-count="0" meta:image-count="0" meta:object-count="0" meta:page-count="1" meta:paragraph-count="10" meta:word-count="50" meta:character-count="402" meta:non-whitespace-character-count="360"/>
  </office:meta>
</office:document-meta>
</file>